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300007B9C0000281A811621C0.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Devanagari1" svg:font-family="'Lohit Devanagari'"/>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P2"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Footer">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autospace="none"/>
    </style:style>
    <style:style style:name="P7"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8" style:family="paragraph" style:parent-style-name="Standard">
      <style:text-properties style:font-size-complex="10pt"/>
    </style:style>
    <style:style style:name="P9" style:family="paragraph" style:parent-style-name="Standard">
      <style:paragraph-properties fo:margin-left="0.5in" fo:margin-right="0in" fo:text-indent="0in" style:auto-text-indent="false"/>
    </style:style>
    <style:style style:name="P10" style:family="paragraph" style:parent-style-name="CodeText">
      <style:paragraph-properties fo:text-align="center" style:justify-single-word="false" fo:keep-with-next="always"/>
    </style:style>
    <style:style style:name="P11" style:family="paragraph" style:parent-style-name="Standard" style:master-page-name="Standard">
      <style:paragraph-properties fo:text-align="end" style:justify-single-word="false" style:page-number="auto"/>
      <style:text-properties style:font-name="Arial" fo:font-size="22pt" officeooo:rsid="002231cd" style:font-size-asian="22pt" style:font-name-complex="Arial" style:font-size-complex="22pt"/>
    </style:style>
    <style:style style:name="P12" style:family="paragraph" style:parent-style-name="Standard">
      <style:text-properties officeooo:rsid="00240be3" officeooo:paragraph-rsid="00240be3"/>
    </style:style>
    <style:style style:name="P13" style:family="paragraph" style:parent-style-name="Standard">
      <style:text-properties officeooo:rsid="00248b12" officeooo:paragraph-rsid="00248b12"/>
    </style:style>
    <style:style style:name="P14" style:family="paragraph" style:parent-style-name="Standard">
      <style:text-properties officeooo:rsid="002568f2" officeooo:paragraph-rsid="002568f2"/>
    </style:style>
    <style:style style:name="P15" style:family="paragraph" style:parent-style-name="Standard" style:list-style-name="WW8Num4">
      <style:text-properties officeooo:rsid="002568f2" officeooo:paragraph-rsid="002568f2"/>
    </style:style>
    <style:style style:name="P16" style:family="paragraph" style:parent-style-name="Standard" style:list-style-name="WW8Num4">
      <style:text-properties officeooo:paragraph-rsid="002568f2"/>
    </style:style>
    <style:style style:name="P17" style:family="paragraph" style:parent-style-name="Standard" style:list-style-name="WW8Num4">
      <style:text-properties officeooo:rsid="0026ffe4" officeooo:paragraph-rsid="0026ffe4"/>
    </style:style>
    <style:style style:name="P18" style:family="paragraph" style:parent-style-name="Text_20_body">
      <style:text-properties officeooo:paragraph-rsid="002762b7"/>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style:line-height-at-least="0.2189in" fo:widows="1" fo:text-indent="0in" style:auto-text-indent="false"/>
      <style:text-properties fo:font-variant="normal" fo:text-transform="none" fo:color="#000000" style:font-name="Arial1" fo:font-size="10.5pt" fo:letter-spacing="normal" fo:font-style="normal" fo:font-weight="normal"/>
    </style:style>
    <style:style style:name="P21" style:family="paragraph" style:parent-style-name="Text_20_body">
      <style:paragraph-properties fo:margin-left="0in" fo:margin-right="0in" style:line-height-at-least="0.2189in" fo:widows="1" fo:text-indent="0in" style:auto-text-indent="false"/>
      <style:text-properties fo:font-variant="normal" fo:text-transform="none" fo:color="#000000" style:font-name="Arial1" fo:font-size="10.5pt" fo:letter-spacing="normal" fo:font-style="normal" fo:font-weight="bold"/>
    </style:style>
    <style:style style:name="P22" style:family="paragraph" style:parent-style-name="Text_20_body">
      <style:paragraph-properties fo:margin-left="0in" fo:margin-right="0in" style:line-height-at-least="0.2189in" fo:widows="1" fo:text-indent="0in" style:auto-text-indent="false"/>
      <style:text-properties officeooo:paragraph-rsid="002762b7"/>
    </style:style>
    <style:style style:name="P23" style:family="paragraph" style:parent-style-name="Heading_20_1">
      <style:text-properties officeooo:rsid="002231cd"/>
    </style:style>
    <style:style style:name="P24" style:family="paragraph" style:parent-style-name="Heading_20_1">
      <style:text-properties officeooo:rsid="002231cd" officeooo:paragraph-rsid="002231cd"/>
    </style:style>
    <style:style style:name="P25" style:family="paragraph" style:parent-style-name="Heading_20_1">
      <style:text-properties officeooo:rsid="00240be3" officeooo:paragraph-rsid="00240be3"/>
    </style:style>
    <style:style style:name="P26" style:family="paragraph" style:parent-style-name="Heading_20_7">
      <style:text-properties officeooo:rsid="001f5a98" officeooo:paragraph-rsid="001f5a98"/>
    </style:style>
    <style:style style:name="P27" style:family="paragraph" style:parent-style-name="Heading_20_7">
      <style:text-properties officeooo:rsid="00211002" officeooo:paragraph-rsid="00211002"/>
    </style:style>
    <style:style style:name="P28"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style:font-size-complex="10pt"/>
    </style:style>
    <style:style style:name="T2" style:family="text">
      <style:text-properties officeooo:rsid="00248b12" style:font-size-complex="10pt"/>
    </style:style>
    <style:style style:name="T3" style:family="text">
      <style:text-properties style:font-name="Helvetica" style:font-name-complex="Helvetica" style:font-size-complex="10pt"/>
    </style:style>
    <style:style style:name="T4" style:family="text">
      <style:text-properties style:font-name="Arial" fo:font-size="12pt" officeooo:rsid="002231cd" style:font-size-asian="12pt" style:font-name-complex="Arial"/>
    </style:style>
    <style:style style:name="T5" style:family="text">
      <style:text-properties style:text-position="super 58%" style:font-name="Times" style:font-name-complex="Times"/>
    </style:style>
    <style:style style:name="T6" style:family="text">
      <style:text-properties style:text-position="super 58%" style:font-name="Times" style:font-name-complex="Times" style:font-size-complex="10pt"/>
    </style:style>
    <style:style style:name="T7" style:family="text">
      <style:text-properties fo:font-weight="normal" style:font-weight-asian="normal"/>
    </style:style>
    <style:style style:name="T8" style:family="text">
      <style:text-properties fo:font-style="italic"/>
    </style:style>
    <style:style style:name="T9" style:family="text">
      <style:text-properties officeooo:rsid="00211002"/>
    </style:style>
    <style:style style:name="T10" style:family="text">
      <style:text-properties officeooo:rsid="002231cd"/>
    </style:style>
    <style:style style:name="T11" style:family="text">
      <style:text-properties officeooo:rsid="00240be3"/>
    </style:style>
    <style:style style:name="T12" style:family="text">
      <style:text-properties officeooo:rsid="00248b12"/>
    </style:style>
    <style:style style:name="T13" style:family="text">
      <style:text-properties officeooo:rsid="002568f2"/>
    </style:style>
    <style:style style:name="T14" style:family="text">
      <style:text-properties officeooo:rsid="0026bd57"/>
    </style:style>
    <style:style style:name="T15" style:family="text">
      <style:text-properties style:text-line-through-style="none" style:text-line-through-type="none" style:text-underline-style="none" style:text-blinking="false" fo:background-color="transparent" loext:char-shading-value="0" fo:padding="0in" fo:border="none"/>
    </style:style>
    <style:style style:name="T16" style:family="text">
      <style:text-properties fo:font-variant="normal" fo:text-transform="none" fo:color="#000000" style:font-name="Arial1" fo:font-size="10.5pt" fo:letter-spacing="normal" fo:font-style="normal" fo:font-weight="normal"/>
    </style:style>
    <style:style style:name="T17" style:family="text">
      <style:text-properties fo:font-variant="normal" fo:text-transform="none" fo:color="#000000" style:font-name="Arial1" fo:font-size="10.5pt" fo:letter-spacing="normal" fo:font-style="normal" fo:font-weight="normal" officeooo:rsid="00248b12"/>
    </style:style>
    <style:style style:name="T18" style:family="text">
      <style:text-properties fo:font-variant="normal" fo:text-transform="none" fo:color="#000000" style:font-name="Arial1" fo:font-size="10.5pt" fo:letter-spacing="normal" fo:font-style="normal" fo:font-weight="normal" officeooo:rsid="002762b7"/>
    </style:style>
    <style:style style:name="T19" style:family="text">
      <style:text-properties fo:font-variant="normal" fo:text-transform="none" fo:color="#000000" style:font-name="Arial1" fo:font-size="10.5pt" fo:letter-spacing="normal" fo:font-style="normal" fo:font-weight="bold"/>
    </style:style>
    <style:style style:name="T20" style:family="text">
      <style:text-properties fo:font-variant="normal" fo:text-transform="none" fo:color="#000000" style:font-name="Arial1" fo:font-size="10.5pt" fo:letter-spacing="normal" fo:font-style="italic" fo:font-weight="normal" officeooo:rsid="00248b12"/>
    </style:style>
    <style:style style:name="T21" style:family="text">
      <style:text-properties fo:font-variant="normal" fo:text-transform="none" fo:color="#000000" style:font-name="Arial1" fo:font-size="10.5pt" fo:letter-spacing="normal" fo:font-style="italic" fo:font-weight="bold"/>
    </style:style>
    <style:style style:name="T22" style:family="text">
      <style:text-properties fo:font-variant="normal" fo:text-transform="none" fo:color="#000000" style:font-name="Arial1" fo:font-size="10.5pt" fo:letter-spacing="normal" fo:language="en" fo:country="US" fo:font-style="normal" fo:font-weight="normal" style:font-name-asian="Times New Roman" style:font-size-asian="11pt" style:font-name-complex="Times New Roman" style:font-size-complex="12pt" style:language-complex="ar" style:country-complex="SA"/>
    </style:style>
    <style:style style:name="T23" style:family="text">
      <style:text-properties fo:font-variant="normal" fo:text-transform="none" fo:color="#000000" style:font-name="Arial1" fo:font-size="10.5pt" fo:letter-spacing="normal" fo:language="en" fo:country="US" fo:font-style="normal" fo:font-weight="normal" officeooo:rsid="002762b7" style:font-name-asian="Times New Roman" style:font-size-asian="11pt" style:font-name-complex="Times New Roman" style:font-size-complex="12pt" style:language-complex="ar" style:country-complex="SA"/>
    </style:style>
    <style:style style:name="T24" style:family="text">
      <style:text-properties fo:font-variant="normal" fo:text-transform="none" fo:color="#000000" style:text-line-through-style="none" style:text-line-through-type="none" style:font-name="Arial1" fo:font-size="10.5pt" fo:letter-spacing="normal" fo:language="en" fo:country="US" fo:font-style="normal" style:text-underline-style="none" fo:font-weight="normal" style:text-blinking="false" fo:background-color="transparent" loext:char-shading-value="0" style:font-name-asian="Times New Roman" style:font-size-asian="11pt" style:font-name-complex="Times New Roman" style:font-size-complex="12pt" style:language-complex="ar" style:country-complex="SA" fo:padding="0in" fo:border="none"/>
    </style:style>
    <style:style style:name="T25" style:family="text">
      <style:text-properties fo:font-variant="normal" fo:text-transform="none" fo:color="#3366bb" style:text-line-through-style="none" style:text-line-through-type="none" style:font-name="Arial1" fo:font-size="10.5pt" fo:letter-spacing="normal" fo:font-style="normal" style:text-underline-style="none" fo:font-weight="normal" style:text-blinking="false" fo:background-color="transparent" loext:char-shading-value="0" fo:padding="0in" fo:border="none"/>
    </style:style>
    <style:style style:name="T26" style:family="text">
      <style:text-properties officeooo:rsid="002745bf"/>
    </style:style>
    <style:style style:name="T27" style:family="text">
      <style:text-properties officeooo:rsid="002762b7"/>
    </style:style>
    <style:style style:name="fr1" style:family="graphic" style:parent-style-name="Graphics">
      <style:graphic-properties style:horizontal-pos="center" style:horizontal-rel="paragraph"/>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Open Atlas: Tools to Maintain Labeled Atlases</text:p>
      <text:p text:style-name="P7">Release <text:span text:style-name="T10">1.0</text:span></text:p>
      <text:p text:style-name="P6"><text:span text:style-name="T4">Bill Lorensen</text:span><text:span text:style-name="T5">1</text:span></text:p>
      <text:p text:style-name="P5"><text:date style:data-style-name="N76" text:date-value="2015-05-10T11:41:11.155941858" text:fixed="true">May 10, 2015</text:date></text:p>
      <text:p text:style-name="P5"><text:span text:style-name="T6">1</text:span><text:span text:style-name="T10">GE Research (retired)</text:span></text:p>
      <text:p text:style-name="AbstractTitle"><draw:frame draw:style-name="fr1" draw:name="Frame1" text:anchor-type="paragraph" draw:z-index="1"><draw:text-box fo:min-height="0.0201in" fo:min-width="5in"><text:p text:style-name="Frame_20_contents"/></draw:text-box></draw:frame>Abstract</text:p>
      <text:p text:style-name="AbstractText"/>
      <text:p text:style-name="AbstractText">This document describe<text:span text:style-name="T2">s blah.</text:span></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28"><text:a xlink:type="simple" xlink:href="#__RefHeading___Toc124349232" text:style-name="Index_20_Link" text:visited-style-name="Index_20_Link">1 Background<text:tab/>1</text:a></text:p>
          <text:p text:style-name="P28"><text:a xlink:type="simple" xlink:href="#__RefHeading__28_359266426" text:style-name="Index_20_Link" text:visited-style-name="Index_20_Link">2 Tools<text:tab/>2</text:a></text:p>
          <text:p text:style-name="P28"><text:a xlink:type="simple" xlink:href="#__RefHeading__146_359266426" text:style-name="Index_20_Link" text:visited-style-name="Index_20_Link">3 Workflow<text:tab/>2</text:a></text:p>
          <text:p text:style-name="P28"><text:a xlink:type="simple" xlink:href="#__RefHeading___Toc124349233" text:style-name="Index_20_Link" text:visited-style-name="Index_20_Link">4 Results<text:tab/>2</text:a></text:p>
          <text:p text:style-name="P28"><text:a xlink:type="simple" xlink:href="#__RefHeading___Toc124349234" text:style-name="Index_20_Link" text:visited-style-name="Index_20_Link">5 Summary<text:tab/>2</text:a></text:p>
          <text:p text:style-name="P28"><text:a xlink:type="simple" xlink:href="#__RefHeading__314_1599674046" text:style-name="Index_20_Link" text:visited-style-name="Index_20_Link">6 Future Work<text:tab/>2</text:a></text:p>
          <text:p text:style-name="P28"><text:a xlink:type="simple" xlink:href="#__RefHeading__148_359266426" text:style-name="Index_20_Link" text:visited-style-name="Index_20_Link">7 Acknowledgments<text:tab/>2</text:a></text:p>
          <text:p text:style-name="P28"><text:a xlink:type="simple" xlink:href="#__RefHeading___Toc124349235" text:style-name="Index_20_Link" text:visited-style-name="Index_20_Link">8 Software Requirements<text:tab/>2</text:a></text:p>
          <text:p text:style-name="P28"><text:a xlink:type="simple" xlink:href="#__RefHeading___Toc124349236" text:style-name="Index_20_Link" text:visited-style-name="Index_20_Link">Appendix A Getting the software and data<text:tab/>3</text:a></text:p>
          <text:p text:style-name="P28"><text:a xlink:type="simple" xlink:href="#__RefHeading__136_359266426" text:style-name="Index_20_Link" text:visited-style-name="Index_20_Link">Appendix B Configuring the tools<text:tab/>3</text:a></text:p>
          <text:p text:style-name="P28"><text:a xlink:type="simple" xlink:href="#__RefHeading__150_359266426" text:style-name="Index_20_Link" text:visited-style-name="Index_20_Link">Appendix C Configuring an atlas<text:tab/>3</text:a></text:p>
        </text:index-body>
      </text:table-of-content>
      <text:p text:style-name="P2"/>
      <text:p text:style-name="Text_20_body"/>
      <text:p text:style-name="P13">Blah blah</text:p>
      <text:list xml:id="list7049760194779538570" text:style-name="WW8Num4">
        <text:list-item>
          <text:h text:style-name="P24" text:outline-level="1"><text:bookmark-start text:name="__RefHeading___Toc124349232"/><text:soft-page-break/>Background<text:bookmark-end text:name="__RefHeading___Toc124349232"/></text:h>
        </text:list-item>
      </text:list>
      <text:p text:style-name="P18"><text:span text:style-name="T17">In December 2005, DARPA sponsored a </text:span><text:span text:style-name="T20">Virtual Face</text:span><text:span text:style-name="T17"> workshop. The purpose of the workshop was to discuss approaches to create a DARPA program that would address facial trauma in soldiers returning from Iraq and Afghanistan. Rick Satava, DARPA Program Officer, brought together clinicians, bio-medical researchers and computer scientists to brainstorm on the requirements of such a project.</text:span></text:p>
      <text:p text:style-name="P18"><text:span text:style-name="T16">At that time, GE Research was involved in another DARPA Program called </text:span><text:a xlink:type="simple" xlink:href="http://www.virtualsoldier.us/"><text:span text:style-name="T25">"Virtual Soldier"</text:span></text:a><text:span text:style-name="T16">. GE's role was to support anatomy </text:span><text:span text:style-name="T18">modeling</text:span><text:span text:style-name="T16"> and visualization for the project. Brigham and Women's </text:span><text:span text:style-name="T18">Hospital (BWH)</text:span><text:span text:style-name="T16"> </text:span><text:span text:style-name="T18">Surgical Planning Lab (SPL)</text:span><text:span text:style-name="T16"> was a GE subcontractor. GE and BWH used the Visible Human segmented Thorax data as a base for modeling the chest of military combatants. A number of software tools were created to process this data.</text:span></text:p>
      <text:p text:style-name="P18"><text:span text:style-name="T16">After the Virtual Face Meeting, Bill Lorensen and Tim Kelliher, both from GE Research, brainstormed about creating a face atlas for the project. The meeting took place at </text:span><text:a xlink:type="simple" xlink:href="http://www.rockbottom.com/locations/arlington"><text:span text:style-name="T25">the Rock Bottom Brewery in Arlington, VA</text:span></text:a><text:span text:style-name="T16">. No facial atlas existed, but they came up with the notion of using the world community to create and maintain such an atlas. They would use an "Extreme Testing" approach that GE Research pioneered for VTK and ITK. The approach would adapt the nightly build/test dashboard techniques that GE had developed.</text:span></text:p>
      <text:p text:style-name="P22"><text:span text:style-name="T19">Unfortunately, the </text:span><text:span text:style-name="T21">Virtual Face Program</text:span><text:span text:style-name="T19"> was never funded by DARPA.</text:span></text:p>
      <text:p text:style-name="P22"><text:span text:style-name="T22">In January 2007, Terry Yoo (the father of ITK) at the National Library of Medicine </text:span><text:span text:style-name="T23">(NLM)</text:span><text:span text:style-name="T22">, held a workshop on future directions for NLM software initiatives. Lorensen presented a talk called </text:span><text:a xlink:type="simple" xlink:href="http://marchingcubes.org/images/f/f7/CommunityDataAnnotation.pdf"><text:span text:style-name="T24">"Community Driven Data Annotation/Curation"</text:span></text:a><text:span text:style-name="T22"> This talk synthesized many of the Kelliher/Lorensen notions.</text:span></text:p>
      <text:p text:style-name="P21">Unfortunately, the program was never funded by NLM.</text:p>
      <text:p text:style-name="P20">In 2007, Lorensen retired from GE Research and became an unpaid intern in BillsBasement@noware. Fighting the winter blues, he revived, modified and extended many of the original Virtual Soldier atlas processing tools. He applied these tools to the Brigham and Womens SPL Brain Atlas. Noware graciously provided funding and the Open Atlas project was born.</text:p>
      <text:p text:style-name="P21">At last, the <text:span text:style-name="T8">Open Atlas Program </text:span>is funded by Noware!</text:p>
      <text:p text:style-name="P19"><text:bookmark text:name="Status"/><text:line-break/></text:p>
      <text:list xml:id="list150918036416638" text:continue-numbering="true" text:style-name="WW8Num4">
        <text:list-item>
          <text:h text:style-name="P24" text:outline-level="1"><text:bookmark-start text:name="__RefHeading__28_359266426"/><text:span text:style-name="T11">Tools</text:span><text:bookmark-end text:name="__RefHeading__28_359266426"/></text:h>
          <text:list>
            <text:list-item>
              <text:p text:style-name="P16"><text:span text:style-name="T13">Required software</text:span></text:p>
              <text:list>
                <text:list-item>
                  <text:p text:style-name="P17"><text:soft-page-break/>VTK</text:p>
                </text:list-item>
                <text:list-item>
                  <text:p text:style-name="P17">ITK</text:p>
                </text:list-item>
                <text:list-item>
                  <text:p text:style-name="P17">Slicer</text:p>
                </text:list-item>
              </text:list>
            </text:list-item>
            <text:list-item>
              <text:p text:style-name="P15">Open Atlas Tools</text:p>
            </text:list-item>
            <text:list-item>
              <text:p text:style-name="P15">Open Atlas Scripts</text:p>
            </text:list-item>
          </text:list>
        </text:list-item>
        <text:list-item>
          <text:h text:style-name="P24" text:outline-level="1"><text:bookmark-start text:name="__RefHeading__146_359266426"/><text:span text:style-name="T11">Workflow</text:span><text:bookmark-end text:name="__RefHeading__146_359266426"/></text:h>
        </text:list-item>
        <text:list-item>
          <text:h text:style-name="P24" text:outline-level="1"><text:bookmark-start text:name="__RefHeading___Toc124349233"/>Results<text:bookmark-end text:name="__RefHeading___Toc124349233"/></text:h>
          <text:list>
            <text:list-item>
              <text:p text:style-name="P16"><text:span text:style-name="T13">Brigham and Womens SPL Brain Atlas</text:span></text:p>
            </text:list-item>
            <text:list-item>
              <text:p text:style-name="P15">Brigham and Womens SPL Knee Atlas</text:p>
            </text:list-item>
            <text:list-item>
              <text:p text:style-name="P15">Brigham and Womens SPL Abdomen Atlas</text:p>
            </text:list-item>
            <text:list-item>
              <text:p text:style-name="P15">Brigham and Womens SPL Neck Atlas</text:p>
            </text:list-item>
            <text:list-item>
              <text:p text:style-name="P15"><text:span text:style-name="T26">NLM Visible Human</text:span> Thorax Atlas</text:p>
            </text:list-item>
            <text:list-item>
              <text:p text:style-name="P15">ICBM Brain Atlas</text:p>
            </text:list-item>
          </text:list>
        </text:list-item>
      </text:list>
      <text:p text:style-name="P13">Blah blah</text:p>
      <text:list xml:id="list150917617749326" text:continue-numbering="true" text:style-name="WW8Num4">
        <text:list-item>
          <text:h text:style-name="P24" text:outline-level="1"><text:bookmark-start text:name="__RefHeading___Toc124349234"/>Summary<text:bookmark-end text:name="__RefHeading___Toc124349234"/></text:h>
        </text:list-item>
        <text:list-item>
          <text:h text:style-name="P25" text:outline-level="1"><text:bookmark-start text:name="__RefHeading__314_1599674046"/>Future Work<text:bookmark-end text:name="__RefHeading__314_1599674046"/></text:h>
        </text:list-item>
      </text:list>
      <text:p text:style-name="P14">Large Data handling, automatic repair tools, replace bash scripts with python for portability, tighter integration with Slicer</text:p>
      <text:list xml:id="list150916433102796" text:continue-numbering="true" text:style-name="WW8Num4">
        <text:list-item>
          <text:h text:style-name="P23" text:outline-level="1"><text:bookmark-start text:name="__RefHeading__148_359266426"/>Acknowledgments<text:bookmark-end text:name="__RefHeading__148_359266426"/></text:h>
        </text:list-item>
      </text:list>
      <text:p text:style-name="P12">Tim Kelliher (GE Research, SimQuest). Ron Kikinis (BWH), Mike Halle (BWH), Jim Miller (GE Research). Hans Johnson (UIowa). <text:s/>Jessica Forbes (UIowa). Dirk Padfield (GE Research, Amazon).</text:p>
      <text:p text:style-name="P12">NIH NAC, NIH NAMIC, Darpa Virtual Soldier, NLM (Visible Human).</text:p>
      <text:p text:style-name="Standard"><text:soft-page-break/></text:p>
      <text:p text:style-name="P10"><draw:frame draw:style-name="fr2" draw:name="Image1" text:anchor-type="as-char" svg:width="4.1528in" svg:height="1.3472in" draw:z-index="0"><draw:image xlink:href="Pictures/200000D300007B9C0000281A811621C0.wmf" xlink:type="simple" xlink:show="embed" xlink:actuate="onLoad"/></draw:frame></text:p>
      <text:p text:style-name="Caption">Figure <text:sequence text:ref-name="refFigure0" text:name="Figure" text:formula="ooow:Figure+1" style:num-format="1">1</text:sequence> <text:span text:style-name="T7">The basic components of the registration framework are two input images, a transform, a metric, an interpolator and an optimizer.</text:span></text:p>
      <text:list xml:id="list150916608108487" text:continue-numbering="true" text:style-name="WW8Num4">
        <text:list-item>
          <text:h text:style-name="Heading_20_1" text:outline-level="1"><text:bookmark-start text:name="__RefHeading___Toc124349235"/>Software Requirements<text:bookmark-end text:name="__RefHeading___Toc124349235"/></text:h>
        </text:list-item>
      </text:list>
      <text:p text:style-name="Standard">You need to have the following software installed:</text:p>
      <text:p text:style-name="P9">• Insight Toolkit 2.4.</text:p>
      <text:p text:style-name="P9">• CMake 2.2</text:p>
      <text:p text:style-name="Standard"/>
      <text:list xml:id="list3230077688226379887" text:style-name="WW8Num1">
        <text:list-item>
          <text:p text:style-name="P26"><text:bookmark-start text:name="__RefHeading___Toc124349236"/>Getting the software and data<text:bookmark-end text:name="__RefHeading___Toc124349236"/></text:p>
        </text:list-item>
        <text:list-item>
          <text:p text:style-name="Heading_20_7"><text:bookmark-start text:name="__RefHeading__136_359266426"/>Configuring the <text:span text:style-name="T14">Open Atlas </text:span>tools<text:bookmark-end text:name="__RefHeading__136_359266426"/></text:p>
        </text:list-item>
        <text:list-item>
          <text:p text:style-name="P27"><text:bookmark-start text:name="__RefHeading__150_359266426"/>Configuring an atlas<text:bookmark-end text:name="__RefHeading__150_359266426"/></text:p>
        </text:list-item>
      </text:list>
      <text:p text:style-name="Standard"/>
      <text:p text:style-name="UnnumberedHeading">Reference<text:span text:style-name="T9">s</text:span></text:p>
      <text:p text:style-name="Standard">[1] <text:span text:style-name="T12">Foo</text:span></text:p>
      <text:p text:style-name="Standard">[2] <text:span text:style-name="T12">Bar</text:span></text:p>
      <text:p text:style-name="Standard"/>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Lohit Devanagari1" svg:font-family="'Lohit Devanagari'"/>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text-properties style:font-name="Courier New" fo:font-family="'Courier New'" style:font-family-generic="modern"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WW8Num1z0" style:family="text"/>
    <style:style style:name="WW8Num1z1" style:family="text">
      <style:text-properties style:font-name="Carlito" fo:font-family="Carlito" style:font-family-generic="swiss" style:font-pitch="variable" fo:font-size="12pt" style:font-size-asian="10.5pt" style:font-size-complex="12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Numbering_20_Symbols" style:num-prefix="Appendix "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4</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 link <text:a xlink:type="simple" xlink:href="http://hdl.handle.net/1926/1338"><text:span text:style-name="Internet_20_link">http://hdl.handle.net/1926/1338</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09T19:15:00</meta:creation-date>
    <dc:creator>Bill Lorensen</dc:creator>
    <dc:date>2015-05-10T15:09:16.134693128</dc:date>
    <meta:print-date>2006-01-06T22:19:00</meta:print-date>
    <meta:editing-cycles>11</meta:editing-cycles>
    <meta:editing-duration>PT2H50M12S</meta:editing-duration>
    <meta:generator>LibreOffice/4.2.8.2$Linux_X86_64 LibreOffice_project/420$Build-2</meta:generator>
    <meta:document-statistic meta:table-count="0" meta:image-count="1" meta:object-count="0" meta:page-count="4" meta:paragraph-count="66" meta:word-count="615" meta:character-count="3796" meta:non-whitespace-character-count="3261"/>
  </office:meta>
</office:document-meta>
</file>